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po essere stato attaccato dai pirati ed essere sopravvissuto a un terribile incidente in barca nell'Oceano Atlantico, un giovane inglese si ritrova arenato su un'isola remota e deserta. Vi rimarrà bloccato per 28 anni. Robinson dovrà imparare a sopravvivere su quest'isola e superare la sua solitudine. La storia di questo sfortunato giovane marinaio è stata portata sul grande schermo nel 1997, con Pierce Brosnan nei panni del naufrag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7:15:37.002000000</dc:date>
    <meta:editing-duration>PT8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68" meta:character-count="440" meta:non-whitespace-character-count="372"/>
  </office:meta>
</office:document-meta>
</file>